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1bf9f8"/>
    </style:style>
    <style:style style:name="P2" style:family="paragraph" style:parent-style-name="Standard">
      <style:text-properties officeooo:rsid="001bf9f8" officeooo:paragraph-rsid="001bf9f8"/>
    </style:style>
    <style:style style:name="T1" style:family="text">
      <style:text-properties officeooo:rsid="001bf9f8"/>
    </style:style>
    <style:style style:name="T2" style:family="text">
      <style:text-properties officeooo:rsid="001c1d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3388A: Assignment 1 Written Portion</text:p>
      <text:p text:style-name="P2">Alex Clarke</text:p>
      <text:p text:style-name="P2">250592951</text:p>
      <text:p text:style-name="P2"/>
      <text:p text:style-name="P1"><text:span text:style-name="T1"><text:tab/>The main resource I used was the tutorial found here: </text:span><text:a xlink:type="simple" xlink:href="http://learningwebgl.com/blog/?page_id=1217"><text:span text:style-name="T1">http://learningwebgl.com/blog/?page_id=1217</text:span></text:a><text:span text:style-name="T1"> . I found this tutorial to be very helpful and liked how it gave a description of what each component does and why it was used. For my assignment I used the example code as a base for my project then modified it so it drew a moving rectangular debris field. I didn't really make use of any other resources as the resources for webGL aren't all that good.</text:span></text:p>
      <text:p text:style-name="P2"><text:tab/>One of the problems I found is that webGL on its own doesn't include much in the way of libraries and as a result there exists a number of different ones that do everything from helping perform matrix math(which I used) and other simple things like efficiently animating the screen(which I also used) to making drastic alterations to the overall syntax and programming process. This is not only somewhat confusing but it also means that very few tutorials are using the same libraries. As a result if your tutorial of choice fails to explain something or you don't understand the way it's explained it is hard to find another tutorial to help you.</text:p>
      <text:p text:style-name="P2"><text:tab/>As for the design choices, I pretty much just did my best to follow the instructions as closely as I could, so not a lot of creative thought went into it, <text:span text:style-name="T2">although I did make some adjustments to ensure the rectangles didn't move too fast as initially I forgot webGL's canvas dimensions are very small and thus having things move a 1.0 units per frame wasn't a good idea.</text:span></text:p>
      <text:p text:style-name="P2"><text:span text:style-name="T2"><text:tab/>Finally, I didn't really have much in the way of programming problems as the syntax is pretty easy to grasp and the tutorial I followed was really good.</text:span></text:p>
      <text:p text:style-name="P2"/>
      <text:p text:style-name="P2"/>
      <text:p text:style-name="P2"/>
      <text:p text:style-name="P2">Resources Used:</text:p>
      <text:p text:style-name="P2"/>
      <text:p text:style-name="P1"><text:span text:style-name="T1"><text:tab/>Code from tutorial: </text:span><text:a xlink:type="simple" xlink:href="http://learningwebgl.com/blog/?page_id=1217"><text:span text:style-name="T1">http://learningwebgl.com/blog/?page_id=1217</text:span></text:a><text:span text:style-name="T1"> sections 1-3</text:span></text:p>
      <text:p text:style-name="P2"><text:tab/>Google's webGL helper file (webgl-utils.js)</text:p>
      <text:p text:style-name="P2"><text:tab/>Sylvester general purpose vector and matrix math for javascript <text:s/>http://sylvester.jcoglan.com/</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5T20:20:01</meta:creation-date>
    <dc:date>2013-10-05T20:41:42</dc:date>
    <meta:editing-duration>P0D</meta:editing-duration>
    <meta:editing-cycles>2</meta:editing-cycles>
    <meta:generator>LibreOffice/4.0.0.3$Linux_X86_64 LibreOffice_project/7545bee9c2a0782548772a21bc84a9dcc583b89</meta:generator>
    <meta:document-statistic meta:table-count="0" meta:image-count="0" meta:object-count="0" meta:page-count="1" meta:paragraph-count="11" meta:word-count="321" meta:character-count="1913" meta:non-whitespace-character-count="1595"/>
  </office:meta>
</office:document-meta>
</file>